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16.344cm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1.632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65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00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7" style:family="table-cell" style:parent-style-name="Default" style:data-style-name="N100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8" style:family="table-cell" style:parent-style-name="Default" style:data-style-name="N100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9" style:family="table-cell" style:parent-style-name="Default" style:data-style-name="N100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.706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.706cm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table table:name="Instructions" table:style-name="ta1" table:print="false">
        <table:table-column table:style-name="co4" table:default-cell-style-name="ce14"/>
        <table:table-row table:style-name="ro1" table:number-rows-repeated="2">
          <table:table-cell table:style-name="Default"/>
        </table:table-row>
        <table:table-row table:style-name="ro4">
          <table:table-cell table:style-name="ce12" office:value-type="string">
            <text:p>Instructions For Completing The Traceability Matrix</text:p>
          </table:table-cell>
        </table:table-row>
        <table:table-row table:style-name="ro7">
          <table:table-cell table:style-name="ce13" office:value-type="string">
            <text:p>For each issue identified, complete the following:</text:p>
          </table:table-cell>
        </table:table-row>
        <table:table-row table:style-name="ro8">
          <table:table-cell office:value-type="string">
            <text:p>ID<text:span text:style-name="T1">: A unique ID number used to identify the traceability item in the requirements traceability </text:span><text:span text:style-name="T1">matrix.</text:span></text:p>
          </table:table-cell>
        </table:table-row>
        <table:table-row table:style-name="ro8">
          <table:table-cell office:value-type="string">
            <text:p>Associated ID(s)<text:span text:style-name="T1">: This column should contain the ID of any associated utilities used for </text:span><text:span text:style-name="T1">requirements tracking such as a repository, pipeline document, etc.</text:span></text:p>
          </table:table-cell>
        </table:table-row>
        <table:table-row table:style-name="ro8">
          <table:table-cell office:value-type="string">
            <text:p>Technical Assumption(s) or Interpretation(s)<text:span text:style-name="T1">: <text:s/>This column should be populated with a </text:span><text:span text:style-name="T1">description of the technical assumption or interpretation linked to the </text:span><text:span text:style-name="T2">system</text:span><text:span text:style-name="T1"> requirement.</text:span></text:p>
          </table:table-cell>
        </table:table-row>
        <table:table-row table:style-name="ro8">
          <table:table-cell office:value-type="string">
            <text:p>System Requirement<text:span text:style-name="T1">: This column should be populated with the unique ID of the system </text:span><text:span text:style-name="T1">requirement (SRS)</text:span></text:p>
          </table:table-cell>
        </table:table-row>
        <table:table-row table:style-name="ro7">
          <table:table-cell office:value-type="string">
            <text:p>Status<text:span text:style-name="T1">: This column should be populated with the current status of the </text:span><text:span text:style-name="T2">system</text:span><text:span text:style-name="T1"> requirement.</text:span></text:p>
          </table:table-cell>
        </table:table-row>
        <table:table-row table:style-name="ro8">
          <table:table-cell office:value-type="string">
            <text:p>System Architectural/Design Document:<text:span text:style-name="T1"> <text:s/>This column should be populated with the ID of </text:span><text:span text:style-name="T1">the architectural/design document linked to the </text:span><text:span text:style-name="T2">system</text:span><text:span text:style-name="T1"> requirement.</text:span></text:p>
          </table:table-cell>
        </table:table-row>
        <table:table-row table:style-name="ro8">
          <table:table-cell office:value-type="string">
            <text:p>System Component(s):<text:span text:style-name="T3"> This column should be populated with a description of the system </text:span><text:span text:style-name="T3">component(s) linked to the </text:span><text:span text:style-name="T2">system</text:span><text:span text:style-name="T3"> requirement.</text:span></text:p>
          </table:table-cell>
        </table:table-row>
        <table:table-row table:style-name="ro8">
          <table:table-cell office:value-type="string">
            <text:p>Sub-System Requirement: <text:span text:style-name="T4">This column should be populated with</text:span><text:span text:style-name="T2"> the unique ID of the sub-</text:span><text:span text:style-name="T2">system requirement (SSRS) <text:s/>linked to the system requirement (SRS)</text:span></text:p>
          </table:table-cell>
        </table:table-row>
        <table:table-row table:style-name="ro8">
          <table:table-cell office:value-type="string">
            <text:p>Application Programming Interface (API): <text:span text:style-name="T4">This column should be populated with the ID of </text:span><text:span text:style-name="T4">the interface linked to the </text:span><text:span text:style-name="T2">system</text:span><text:span text:style-name="T4"> requirement</text:span></text:p>
          </table:table-cell>
        </table:table-row>
        <table:table-row table:style-name="ro8">
          <table:table-cell office:value-type="string">
            <text:p>Sub-System Hazard Analyses: <text:span text:style-name="T4">This column should be populated with the ID of the hazard </text:span><text:span text:style-name="T4">analysis document linked to the sub-</text:span><text:span text:style-name="T2">system</text:span><text:span text:style-name="T4"> requirement</text:span></text:p>
          </table:table-cell>
        </table:table-row>
        <table:table-row table:style-name="ro8">
          <table:table-cell office:value-type="string">
            <text:p>Sub-System Architectural/Design: <text:span text:style-name="T4">This column should be populated with </text:span><text:span text:style-name="T2">the ID of the sub-</text:span><text:span text:style-name="T2">system architectural/design document linked to the sub-system requirement.</text:span></text:p>
          </table:table-cell>
        </table:table-row>
        <table:table-row table:style-name="ro8">
          <table:table-cell office:value-type="string">
            <text:p>Sub-System Formal or Semi-formal Model(s): <text:span text:style-name="T4">This column should be populated with </text:span><text:span text:style-name="T2">the ID </text:span><text:span text:style-name="T2">of the sub-system model linked to the sub-system requirement.</text:span></text:p>
          </table:table-cell>
        </table:table-row>
        <table:table-row table:style-name="ro8">
          <table:table-cell office:value-type="string">
            <text:p>Software Requirement: <text:span text:style-name="T4">This column should be populated with the ID of the sw requirement </text:span><text:span text:style-name="T4">linked to the sub-</text:span><text:span text:style-name="T2">system</text:span><text:span text:style-name="T4"> requirement</text:span></text:p>
          </table:table-cell>
        </table:table-row>
        <table:table-row table:style-name="ro8">
          <table:table-cell office:value-type="string">
            <text:p>Software Architectural/Design: <text:span text:style-name="T4">This column should be populated with </text:span><text:span text:style-name="T2">the ID of the sw </text:span><text:span text:style-name="T2">architectural/design document linked to the sw requirement.</text:span></text:p>
          </table:table-cell>
        </table:table-row>
        <table:table-row table:style-name="ro8">
          <table:table-cell office:value-type="string">
            <text:p>Software Component Design: <text:span text:style-name="T4">This column should be populated with </text:span><text:span text:style-name="T2">the ID of the sw </text:span><text:span text:style-name="T2">component design document linked to the sw requirement.</text:span></text:p>
          </table:table-cell>
        </table:table-row>
        <table:table-row table:style-name="ro8">
          <table:table-cell office:value-type="string">
            <text:p>Software Model(s)<text:span text:style-name="T1">: This column should be populated with a description of the software </text:span><text:span text:style-name="T1">model(s) linked to the </text:span><text:span text:style-name="T2">sw</text:span><text:span text:style-name="T1"> requirement.</text:span></text:p>
          </table:table-cell>
        </table:table-row>
        <table:table-row table:style-name="ro8">
          <table:table-cell office:value-type="string">
            <text:p>Software Code: <text:span text:style-name="T4">This column should be populated with </text:span><text:span text:style-name="T2">the ID of the code linked to the sw </text:span><text:span text:style-name="T2">requirement.</text:span></text:p>
          </table:table-cell>
        </table:table-row>
        <table:table-row table:style-name="ro8">
          <table:table-cell office:value-type="string">
            <text:p>Tool Chain: <text:span text:style-name="T4">This column should be populated with </text:span><text:span text:style-name="T2">the ID of tool used for V&amp;V, modelling, </text:span><text:span text:style-name="T2">code generation, etc linked to the sw requirement.</text:span></text:p>
          </table:table-cell>
        </table:table-row>
        <table:table-row table:style-name="ro8">
          <table:table-cell office:value-type="string">
            <text:p>Test Case Number<text:span text:style-name="T1">: This column should be populated with the test case number linked to the </text:span><text:span text:style-name="T2">sw</text:span><text:span text:style-name="T1"> requirement.</text:span></text:p>
          </table:table-cell>
        </table:table-row>
        <table:table-row table:style-name="ro8">
          <table:table-cell office:value-type="string">
            <text:p>Change Request /Problem Report ID: <text:span text:style-name="T4">This column should be populated with </text:span><text:span text:style-name="T2">the ID of the </text:span><text:span text:style-name="T2">issue</text:span></text:p>
          </table:table-cell>
        </table:table-row>
        <table:table-row table:style-name="ro8">
          <table:table-cell office:value-type="string">
            <text:p>Tested In<text:span text:style-name="T1">: This column should be populated with the module that the </text:span><text:span text:style-name="T2">system</text:span><text:span text:style-name="T1"> requirement has </text:span><text:span text:style-name="T1">been tested in.</text:span></text:p>
          </table:table-cell>
        </table:table-row>
        <table:table-row table:style-name="ro8">
          <table:table-cell office:value-type="string">
            <text:p>Implemented In<text:span text:style-name="T1">: This column should be populated with the module that the system </text:span><text:span text:style-name="T1">requirement has been implemented in.</text:span></text:p>
          </table:table-cell>
        </table:table-row>
        <table:table-row table:style-name="ro8">
          <table:table-cell office:value-type="string">
            <text:p>Verification<text:span text:style-name="T1">: This column should be populated with a description of the verification document </text:span><text:span text:style-name="T1">linked to the </text:span><text:span text:style-name="T2">sw</text:span><text:span text:style-name="T1"> requirement.</text:span></text:p>
          </table:table-cell>
        </table:table-row>
        <table:table-row table:style-name="ro7">
          <table:table-cell table:style-name="ce15" office:value-type="string">
            <text:p>Additional Comments<text:span text:style-name="T1">: This column should be populated with any additional comments</text:span></text:p>
          </table:table-cell>
        </table:table-row>
      </table:table>
      <table:table table:name="Traceability_Matrix" table:style-name="ta1" table:print="false"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row table:style-name="ro5">
          <table:table-cell office:value-type="string" table:number-columns-spanned="24" table:number-rows-spanned="1">
            <text:p>TRACEABILITY MATRIX</text:p>
          </table:table-cell>
          <table:covered-table-cell table:number-columns-repeated="23"/>
        </table:table-row>
        <table:table-row table:style-name="ro6">
          <table:table-cell table:style-name="ce6" office:value-type="string">
            <text:p>ID</text:p>
          </table:table-cell>
          <table:table-cell table:style-name="ce7" office:value-type="string">
            <text:p>Assoc</text:p>
            <text:p>ID</text:p>
          </table:table-cell>
          <table:table-cell table:style-name="ce7" office:value-type="string">
            <text:p>Technical Assumption(s)</text:p>
            <text:p>Or Interpretation(s)</text:p>
          </table:table-cell>
          <table:table-cell table:style-name="ce7" office:value-type="string">
            <text:p>System Requirement (SRS)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System Architectural/Design</text:p>
          </table:table-cell>
          <table:table-cell table:style-name="ce7" office:value-type="string">
            <text:p>System</text:p>
            <text:p>Component(s)</text:p>
          </table:table-cell>
          <table:table-cell table:style-name="ce7" office:value-type="string">
            <text:p>Sub-System Requirement (SSRS)</text:p>
          </table:table-cell>
          <table:table-cell table:style-name="ce7" office:value-type="string">
            <text:p>Application Programming Interface (API)</text:p>
          </table:table-cell>
          <table:table-cell table:style-name="ce7" office:value-type="string">
            <text:p>Sub-System Hazard Analyses (SSHA)</text:p>
          </table:table-cell>
          <table:table-cell table:style-name="ce7" office:value-type="string">
            <text:p>Sub-System Architectural/Design</text:p>
          </table:table-cell>
          <table:table-cell table:style-name="ce7" office:value-type="string">
            <text:p>Sub-System Formal or Semi-formal Model(s)</text:p>
          </table:table-cell>
          <table:table-cell table:style-name="ce7" office:value-type="string">
            <text:p>Software Requirement (SW-RS)</text:p>
          </table:table-cell>
          <table:table-cell table:style-name="ce7" office:value-type="string">
            <text:p>Software Architectural/Design</text:p>
          </table:table-cell>
          <table:table-cell table:style-name="ce7" office:value-type="string">
            <text:p>Software Component Design</text:p>
          </table:table-cell>
          <table:table-cell table:style-name="ce7" office:value-type="string">
            <text:p>Software Model(s)</text:p>
          </table:table-cell>
          <table:table-cell table:style-name="ce8" office:value-type="string">
            <text:p>Software Code(s)</text:p>
          </table:table-cell>
          <table:table-cell table:style-name="ce9" office:value-type="string">
            <text:p>Tool Chain</text:p>
          </table:table-cell>
          <table:table-cell table:style-name="ce9" office:value-type="string">
            <text:p>Test Case</text:p>
            <text:p>Number</text:p>
          </table:table-cell>
          <table:table-cell table:style-name="ce9" office:value-type="string">
            <text:p>Change Request /Problem Report ID</text:p>
          </table:table-cell>
          <table:table-cell table:style-name="ce10" office:value-type="string">
            <text:p>Tested In</text:p>
          </table:table-cell>
          <table:table-cell table:style-name="ce10" office:value-type="string">
            <text:p>Implemented In</text:p>
          </table:table-cell>
          <table:table-cell table:style-name="ce9" office:value-type="string">
            <text:p>Verification</text:p>
          </table:table-cell>
          <table:table-cell table:style-name="ce11" office:value-type="string">
            <text:p>Additional</text:p>
            <text:p>Comments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Excel_BuiltIn__FilterDatabase" table:base-cell-address="$Instructions.$A$1" table:cell-range-address="$Instructions.$A$6:.$M$9"/>
        <table:named-range table:name="Excel_BuiltIn_Print_Area" table:base-cell-address="$Instructions.$A$1" table:cell-range-address="$Instructions.$A$1:.$M$50" table:range-usable-as="print-range"/>
        <table:named-range table:name="Excel_BuiltIn_Print_Titles" table:base-cell-address="$Instructions.$A$1" table:cell-range-address="$Instructions.$A$1:.$AMI$6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6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date-style style:name="N16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5P0" style:volatile="true">
      <number:month number:style="long"/>
      <number:text>/</number:text>
      <number:day number:style="long"/>
      <number:text>/</number:text>
      <number:year/>
    </number:date-style>
    <number:text-style style:name="N165">
      <number:text-content/>
      <style:map style:condition="value()&gt;=0" style:apply-style-name="N165P0"/>
    </number:text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_20_1" style:display-name="Excel_CondFormat_1_1_1 1" style:family="table-cell" style:parent-style-name="Default">
      <style:table-cell-properties fo:background-color="#ff99cc"/>
    </style:style>
    <style:style style:name="Excel_5f_CondFormat_5f_1_5f_1_5f_2_20_1" style:display-name="Excel_CondFormat_1_1_2 1" style:family="table-cell" style:parent-style-name="Default">
      <style:table-cell-properties fo:background-color="#ffcc99"/>
    </style:style>
    <style:style style:name="Excel_5f_CondFormat_5f_1_5f_1_5f_3_20_1" style:display-name="Excel_CondFormat_1_1_3 1" style:family="table-cell" style:parent-style-name="Default">
      <style:table-cell-properties fo:background-color="#ffff99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ccffcc"/>
    </style:style>
    <style:style style:name="Excel_5f_CondFormat_5f_1_5f_1_5f_1" style:display-name="Excel_CondFormat_1_1_1" style:family="table-cell" style:parent-style-name="Default">
      <style:table-cell-properties fo:background-color="#ff99cc"/>
    </style:style>
    <style:style style:name="Excel_5f_CondFormat_5f_1_5f_1_5f_2" style:display-name="Excel_CondFormat_1_1_2" style:family="table-cell" style:parent-style-name="Default">
      <style:table-cell-properties fo:background-color="#ffcc99"/>
    </style:style>
    <style:style style:name="Excel_5f_CondFormat_5f_1_5f_1_5f_3" style:display-name="Excel_CondFormat_1_1_3" style:family="table-cell" style:parent-style-name="Default">
      <style:table-cell-properties fo:background-color="#ffff99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27cm" fo:margin-bottom="1.27cm" fo:margin-left="0.635cm" fo:margin-right="0.635cm" style:first-page-number="continue" style:scale-to="100%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svg:height="0cm" fo:margin-left="1.265cm" fo:margin-right="1.265cm" fo:margin-top="0cm"/>
      </style:footer-style>
    </style:page-layout>
    <style:page-layout style:name="Mpm4">
      <style:page-layout-properties fo:page-width="27.94cm" fo:page-height="21.59cm" style:num-format="1" style:print-orientation="landscape" fo:margin-top="1.27cm" fo:margin-bottom="1.27cm" fo:margin-left="0.635cm" fo:margin-right="0.635cm" style:first-page-number="continue" style:scale-to="100%"/>
      <style:header-style>
        <style:header-footer-properties fo:margin-left="1.265cm" fo:margin-right="1.265cm" fo:margin-bottom="0cm"/>
      </style:header-style>
      <style:footer-style>
        <style:header-footer-properties svg:height="0cm" fo:margin-left="1.265cm" fo:margin-right="1.265cm" fo:margin-top="0cm"/>
      </style:footer-style>
    </style:page-layout>
    <style:page-layout style:name="Mpm5">
      <style:page-layout-properties fo:page-width="21.59cm" fo:page-height="27.94cm" style:num-format="1" style:print-orientation="portrait" fo:margin-top="1.27cm" fo:margin-bottom="1.27cm" fo:margin-left="0.635cm" fo:margin-right="0.635cm" style:first-page-number="continue" style:scale-to="100%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23/09/2013</text:date>, <text:time>09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_5f_Traceability_5f_Matrix" style:display-name="PageStyle_Requirement_Traceability_Matrix" style:page-layout-name="Mpm3">
      <style:header style:display="false"/>
      <style:header-left style:display="false"/>
      <style:footer>
        <style:region-left>
          <text:p><text:span text:style-name="MT1">UP Template Version: 11/30/06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UP Template Version: 11/30/06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Requirement_5f_Traceability_5f_Matrix_20_1" style:display-name="PageStyle_Requirement_Traceability_Matrix 1" style:page-layout-name="Mpm4">
      <style:header style:display="false"/>
      <style:header-left style:display="false"/>
      <style:footer>
        <style:region-left>
          <text:p><text:span text:style-name="MT1">UP Template Version: 11/30/06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UP Template Version: 11/30/06</text:span></text:p>
        </style:region-left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Instructions" style:display-name="PageStyle_Instruction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structions_20_1" style:display-name="PageStyle_Instructions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4:07:12.31</meta:creation-date>
    <dc:date>2013-09-23T09:57:54.83</dc:date>
    <meta:editing-duration>PT1H9M20S</meta:editing-duration>
    <meta:editing-cycles>11</meta:editing-cycles>
    <meta:generator>OpenOffice.org/3.4$Win32 OpenOffice.org_project/340m1$Build-9590</meta:generator>
    <meta:document-statistic meta:table-count="3" meta:cell-count="51" meta:object-count="0"/>
  </office:meta>
</office:document-meta>
</file>